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paragraph-properties fo:line-height="150%">
        <style:tab-stops/>
      </style:paragraph-properties>
    </style:style>
    <style:style style:name="P6" style:family="paragraph">
      <style:paragraph-properties fo:line-height="150%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text-properties fo:font-size="20pt" style:font-size-asian="26pt" style:font-size-complex="26pt"/>
    </style:style>
    <style:style style:name="P10" style:family="paragraph">
      <style:text-properties fo:font-size="28pt" style:font-size-asian="24pt" style:font-size-complex="24pt"/>
    </style:style>
    <style:style style:name="P11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style:font-name="Ebrima5" style:font-name-asian="Ebrima5" style:font-name-complex="Ebrima5"/>
    </style:style>
    <style:style style:name="T31" style:family="text">
      <style:text-properties style:font-name="Ebrima2" style:font-name-asian="Ebrima5" style:font-name-complex="Ebrima5"/>
    </style:style>
    <style:style style:name="T32" style:family="text">
      <style:text-properties style:font-name="Ebrima2" fo:font-style="italic" fo:font-weight="bold" style:font-name-asian="Ebrima5" style:font-style-asian="italic" style:font-weight-asian="bold" style:font-name-complex="Ebrima5" style:font-style-complex="italic" style:font-weight-complex="bold"/>
    </style:style>
    <style:style style:name="T33" style:family="text">
      <style:text-properties style:font-name="Ebrima2" fo:font-style="normal" fo:font-weight="normal" style:font-name-asian="Ebrima5" style:font-style-asian="normal" style:font-weight-asian="normal" style:font-name-complex="Ebrima5" style:font-style-complex="normal" style:font-weight-complex="normal"/>
    </style:style>
    <style:style style:name="T34" style:family="text">
      <style:text-properties style:font-name="Ebrima2" fo:font-style="normal" fo:font-weight="bold" style:font-name-asian="Ebrima5" style:font-style-asian="normal" style:font-weight-asian="bold" style:font-name-complex="Ebrima5" style:font-style-complex="normal" style:font-weight-complex="bold"/>
    </style:style>
    <style:style style:name="T35" style:family="text">
      <style:text-properties fo:font-size="24pt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font-size="26pt" style:font-size-asian="36pt" style:font-size-complex="36pt"/>
    </style:style>
    <style:style style:name="T38" style:family="text">
      <style:text-properties fo:font-size="26pt" fo:font-style="italic" style:font-size-asian="36pt" style:font-style-asian="italic" style:font-size-complex="36pt" style:font-style-complex="italic"/>
    </style:style>
    <style:style style:name="T3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20pt" style:font-size-asian="26pt" style:font-size-complex="26pt"/>
    </style:style>
    <style:style style:name="T41" style:family="text">
      <style:text-properties fo:font-size="20pt" fo:font-style="italic" style:font-size-asian="26pt" style:font-style-asian="italic" style:font-size-complex="26pt" style:font-style-complex="italic"/>
    </style:style>
    <style:style style:name="T4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3" style:family="text">
      <style:text-properties style:text-position="-33% 58%" style:font-name="Calibri3" style:font-name-asian="Calibri3" style:font-name-complex="Calibri3"/>
    </style:style>
    <style:style style:name="T44" style:family="text">
      <style:text-properties fo:font-size="28pt" style:font-size-asian="24pt" style:font-size-complex="2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28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28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s ist invariant gegenüber Rotationen, aber i.d.R. nicht gegenüber Translationen.</text:p>
            <text:p>Verschwindet jedoch die Gesamtladung <text:span text:style-name="T1">q</text:span><text:span text:style-name="T2">, dann ist das Dipolmoment auch Translationen gegenüber invari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<text:span text:style-name="T30">≠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r Monopolterm:</text:p>
            <text:p/>
          </draw:text-box>
        </draw:frame>
        <draw:frame draw:style-name="gr2" draw:text-style-name="P1" draw:layer="layout" svg:width="6.184cm" svg:height="2.327cm" svg:x="10.907cm" svg:y="11.736cm">
          <text:p/>
          <draw:object xlink:href="../Monopol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/>
            <text:p>Der Dipolterm:</text:p>
            <text:p/>
            <text:p/>
            <text:p/>
            <text:p>Beispielsweise realisiert durch ein Paar aus entgegengesetzt gleichen Punktladungen</text:p>
            <text:p>ρ(<text:span text:style-name="T3">r</text:span>) = −<text:span text:style-name="T1">q</text:span> δ(<text:span text:style-name="T3">r</text:span>) + <text:span text:style-name="T1">q</text:span> δ(<text:span text:style-name="T3">r</text:span> − <text:span text:style-name="T3">a</text:span>) ,</text:p>
            <text:p/>
            <text:p>mit dem Dipolmoment</text:p>
            <text:p><text:span text:style-name="T3">p</text:span> = −<text:span text:style-name="T1">q</text:span> · <text:span text:style-name="T6">0</text:span> + <text:span text:style-name="T1">q</text:span> <text:span text:style-name="T3">a</text:span> = <text:span text:style-name="T1">q</text:span> <text:span text:style-name="T3">a</text:span> .</text:p>
          </draw:text-box>
        </draw:frame>
        <draw:frame draw:style-name="gr2" draw:text-style-name="P1" draw:layer="layout" svg:width="7.13cm" svg:height="2.327cm" svg:x="10.434cm" svg:y="7.836cm">
          <text:p/>
          <draw:object xlink:href="../Dipolte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 und </text:span><text:span text:style-name="T32">p</text:span><text:span text:style-name="T33"> = </text:span><text:span text:style-name="T34">0</text:span><text:span text:style-name="T31">?</text:span>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35">Der Quadrupolterm:</text:span></text:p>
            <text:p><text:span text:style-name="T35"/></text:p>
          </draw:text-box>
        </draw:frame>
        <draw:frame draw:style-name="gr2" draw:text-style-name="P1" draw:layer="layout" svg:width="9.263cm" svg:height="2.462cm" svg:x="9.368cm" svg:y="11.268cm">
          <text:p/>
          <draw:object xlink:href="../Quadrupolter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Quadrupoltensor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1">Q</text:span><text:span text:style-name="T7">ij</text:span> sind definiert durch</text:p>
            <text:p/>
            <text:p/>
            <text:p>und stellen die Komponenten des Quadrupoltensors dar:</text:p>
          </draw:text-box>
        </draw:frame>
        <draw:frame draw:style-name="gr2" draw:text-style-name="P1" draw:layer="layout" svg:width="7.471cm" svg:height="4.117cm" svg:x="10.264cm" svg:y="13.841cm">
          <text:p/>
          <draw:object xlink:href="../Quadrupoltensor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12.291cm" svg:height="1.291cm" svg:x="7.854cm" svg:y="10.304cm">
          <text:p/>
          <draw:object xlink:href="../Quadrupolmoment%20einer%20Ladungsdichte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a) Er ist Spurfrei, die Summe der Diagonalelemente ist Null</text:p>
            <text:p>b) Er ist Symmetrisch, d.h. <text:span text:style-name="T1">Q</text:span><text:span text:style-name="T7">ij</text:span> = <text:span text:style-name="T1">Q</text:span><text:span text:style-name="T7">ji</text:span><text:span text:style-name="T36">.</text:span></text:p>
            <text:p><text:span text:style-name="T36">c) Da</text:span></text:p>
            <text:p><text:span text:style-name="T36"/></text:p>
            <text:p><text:span text:style-name="T36">gilt:</text:span></text:p>
          </draw:text-box>
        </draw:frame>
        <draw:frame draw:style-name="gr2" draw:text-style-name="P1" draw:layer="layout" svg:width="8.998cm" svg:height="2.192cm" svg:x="9.5cm" svg:y="11.103cm">
          <text:p/>
          <draw:object xlink:href="../Quadrupolmomente%20qij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7.771cm" svg:height="1.778cm" svg:x="10.114cm" svg:y="13.61cm">
          <text:p/>
          <draw:object xlink:href="../Quadrupolmomente%20Qij%20mit%20qij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eder noch: sie haben kein Dipolmoment, weil spiegelysmmetrische Ladungsverteilungen <text:span text:style-name="T8">ρ</text:span><text:span text:style-name="T14">(</text:span><text:span text:style-name="T15">r</text:span><text:span text:style-name="T14">') = </text:span><text:span text:style-name="T8">ρ</text:span><text:span text:style-name="T14">(-</text:span><text:span text:style-name="T15">r</text:span><text:span text:style-name="T14">') kein Dipolmoment haben:</text:span></text:p>
            <text:p><text:span text:style-name="T14"/></text:p>
            <text:p><text:span text:style-name="T14"/></text:p>
            <text:p><text:span text:style-name="T14"/></text:p>
            <text:p><text:span text:style-name="T14">Und sie haben kein Quadrupolmoment, da aus Symmetriegründen </text:span><text:span text:style-name="T16">Q</text:span><text:span text:style-name="T9">11</text:span><text:span text:style-name="T14"> = </text:span><text:span text:style-name="T16">Q</text:span><text:span text:style-name="T9">22</text:span><text:span text:style-name="T14"> = </text:span><text:span text:style-name="T16">Q</text:span><text:span text:style-name="T9">33</text:span><text:span text:style-name="T14"> ist. Da die Spur des Quadrupoltensors = 0 ist, ist auch </text:span><text:span text:style-name="T16">Q</text:span><text:span text:style-name="T9">ii</text:span><text:span text:style-name="T14"> = 0. Außerdem ist </text:span><text:span text:style-name="T16">Q</text:span><text:span text:style-name="T9">ij</text:span><text:span text:style-name="T14"> = 0 für </text:span><text:span text:style-name="T16">i</text:span><text:span text:style-name="T14"> </text:span><text:span text:style-name="T8">≠</text:span><text:span text:style-name="T14"> </text:span><text:span text:style-name="T16">j</text:span><text:span text:style-name="T24">, was man durch direkte Winkelintegration sieht.</text:span></text:p>
          </draw:text-box>
        </draw:frame>
        <draw:frame draw:style-name="gr2" draw:text-style-name="P1" draw:layer="layout" svg:width="23.909cm" svg:height="2.844cm" svg:x="2.045cm" svg:y="8.377cm">
          <text:p/>
          <draw:object xlink:href="../Dipolmoment%20einer%20spiegelsymmetrischen%20Ladungsverteil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5">Wenn <text:span text:style-name="T8">ρ(</text:span><text:span text:style-name="T27">r</text:span><text:span text:style-name="T8">') in einem Raumbereich </text:span><text:span text:style-name="T18">V</text:span><text:span text:style-name="T8">, </text:span><text:span text:style-name="T18">φ</text:span><text:span text:style-name="T8"> ode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uf gewissen Grenz- oder Randflächen in </text:span><text:span text:style-name="T18">V</text:span><text:span text:style-name="T8"> gegeben ist</text:span></text:p>
            <text:p><text:span text:style-name="T8">Und man das skalare Potential </text:span><text:span text:style-name="T18">φ</text:span><text:span text:style-name="T28">(</text:span><text:span text:style-name="T27">r</text:span><text:span text:style-name="T28">) </text:span><text:span text:style-name="T8">in allen Punkten </text:span><text:span text:style-name="T27">r</text:span><text:span text:style-name="T8"> des interessierenden Raumbereichs sucht</text:span></text:p>
          </draw:text-box>
        </draw:frame>
        <draw:frame draw:style-name="gr2" draw:text-style-name="P1" draw:layer="layout" svg:width="4.745cm" svg:height="1.997cm" svg:x="16.827cm" svg:y="8.3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Poisson-Integral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712cm" svg:height="2.327cm" svg:x="9.143cm" svg:y="9.336cm">
          <text:p/>
          <draw:object xlink:href="../Poisson-Integral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8">Dirichlet-Randbedingungen: </text:span><text:span text:style-name="T18">φ</text:span><text:span text:style-name="T14"> auf </text:span><text:span text:style-name="T16">S</text:span><text:span text:style-name="T14">(</text:span><text:span text:style-name="T16">V</text:span><text:span text:style-name="T14">) gegeben !</text:span></text:p>
            <text:p><text:span text:style-name="T14"/></text:p>
            <text:p><text:span text:style-name="T14">Neumann-Randbedingungen:</text:span><text:span text:style-name="T14"><text:tab/></text:span><text:span text:style-name="T14"><text:tab/></text:span><text:span text:style-name="T14"><text:tab/></text:span><text:span text:style-name="T14"><text:tab/></text:span><text:span text:style-name="T14"> auf </text:span><text:span text:style-name="T16">S</text:span><text:span text:style-name="T14">(</text:span><text:span text:style-name="T16">V</text:span><text:span text:style-name="T14">) gegeben !</text:span></text:p>
          </draw:text-box>
        </draw:frame>
        <draw:frame draw:style-name="gr2" draw:text-style-name="P1" draw:layer="layout" svg:width="4.745cm" svg:height="1.997cm" svg:x="13.577cm" svg:y="11.20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eiteroberflächen ⇐⇒ <text:span text:style-name="T18">φ</text:span><text:span text:style-name="T14"> = const: Dirichlet-Randbedingungen</text:span></text:p>
            <text:p><text:span text:style-name="T14"/></text:p>
            <text:p text:style-name="P6"><text:span text:style-name="T14">Geladene (Nichtleiter-)Flächen ⇐⇒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: Neumann-Rdbd.</text:span></text:p>
          </draw:text-box>
        </draw:frame>
        <draw:frame draw:style-name="gr2" draw:text-style-name="P1" draw:layer="layout" svg:width="6.723cm" svg:height="2.153cm" svg:x="13.438cm" svg:y="11.373cm">
          <text:p/>
          <draw:object xlink:href="../geladene%20Flächen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Green'sche Funktion ist die Lösung der Poisson-Gleichung für eine Punktladung <text:span text:style-name="T1">q</text:span> = 1:</text:p>
            <text:p/>
            <text:p/>
            <text:p><text:span text:style-name="T1">G</text:span>(<text:span text:style-name="T3">r</text:span>,<text:span text:style-name="T3">r</text:span>') ist eine in <text:span text:style-name="T3">r</text:span> und <text:span text:style-name="T3">r</text:span>' symmetrische Funktion und hat in V die Lösung:</text:p>
            <text:p/>
            <text:p/>
            <text:p>Wobei <text:span text:style-name="T1">f</text:span>(<text:span text:style-name="T3">r</text:span>,<text:span text:style-name="T3">r</text:span>') eine beliebige, in <text:span text:style-name="T3">r</text:span> und <text:span text:style-name="T3">r</text:span>' symmetrische Funktion sein kann, gefordert ist einzig, dass <text:span text:style-name="T6">in</text:span> <text:span text:style-name="T1">V</text:span>:</text:p>
          </draw:text-box>
        </draw:frame>
        <draw:frame draw:style-name="gr2" draw:text-style-name="P1" draw:layer="layout" svg:width="9.823cm" svg:height="1.954cm" svg:x="9.088cm" svg:y="8.422cm">
          <text:p/>
          <draw:object xlink:href="../Lösung%20der%20Poisson-Gleichung%20mit%20der%20Green'schen%20Funktion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2.64cm" svg:height="2.327cm" svg:x="7.679cm" svg:y="11.336cm">
          <text:p/>
          <draw:object xlink:href="../Green'sche%20Funktion%20in%20der%20Elektrostatik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1" draw:layer="layout" svg:width="5.393cm" svg:height="1.168cm" svg:x="11.303cm" svg:y="15.815cm">
          <text:p/>
          <draw:object xlink:href="../Bedingung%20für%20die%20Green'sche%20Funktion%20in%20der%20Elektrostatik%20-%20f%20in%20r%20und%20r'%20symmetrisch%20und%20IN%20V%20dies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Dirichlet-Randbedingungen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Ist <text:span text:style-name="T18">φ</text:span><text:span text:style-name="T14">(</text:span><text:span text:style-name="T15">r</text:span><text:span text:style-name="T14">') vorgegeben, </text:span>wählt man <text:span text:style-name="T1">f</text:span>(<text:span text:style-name="T3">r</text:span>,<text:span text:style-name="T3">r</text:span>') so, dass<text:tab/><text:tab/><text:tab/><text:tab/><text:tab/><text:tab/><text:tab/><text:tab/></text:p>
            <text:p/>
            <text:p>Dies wird häufig, aber nicht notwendig immer durch</text:p>
            <text:p/>
            <text:p>realisiert. So erhält man das skalare Potential:</text:p>
          </draw:text-box>
        </draw:frame>
        <draw:frame draw:style-name="gr2" draw:text-style-name="P1" draw:layer="layout" svg:width="9.167cm" svg:height="2.107cm" svg:x="17.116cm" svg:y="8.096cm">
          <text:p/>
          <draw:object xlink:href="../f%20der%20Green'schen%20Funktion%20bei%20Dirichlet-Randbedingungen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1" draw:layer="layout" svg:width="10.011cm" svg:height="1.168cm" svg:x="8.994cm" svg:y="11.465cm">
          <text:p/>
          <draw:object xlink:href="../Bedingung%20für%20die%20Green'schen%20Funktion%20bei%20Dirichlet-Randbedingungen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1" draw:layer="layout" svg:width="18.468cm" svg:height="2.437cm" svg:x="4.765cm" svg:y="13.681cm">
          <text:p/>
          <draw:object xlink:href="../Skalares%20Potential%20der%20Green'schen%20Funktion%20bei%20Dirichlet-Randbedingungen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><text:span text:style-name="T37">Wie bestimmt die Green’sche Funktion das elektrostatische Potential bei vorgegebenen Neumann-Randbedingungen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6">Falls<text:tab/><text:tab/><text:tab/><text:tab/> auf <text:span text:style-name="T1">S</text:span>(<text:span text:style-name="T1">V</text:span>) vorgegeben ist, wählt man <text:span text:style-name="T1">f</text:span>(<text:span text:style-name="T3">r</text:span>,<text:span text:style-name="T3">r</text:span>') so, dass</text:p>
            <text:p text:style-name="P6"/>
            <text:p text:style-name="P6">gilt, wobei <text:span text:style-name="T18">φ</text:span><text:span text:style-name="T9">0</text:span><text:span text:style-name="T14"> eine beliebige Konstante sein darf. Man wählt </text:span><text:span text:style-name="T16">f</text:span><text:span text:style-name="T14">(</text:span><text:span text:style-name="T15">r</text:span><text:span text:style-name="T14">,</text:span><text:span text:style-name="T15">r</text:span><text:span text:style-name="T14">') also häufig so, das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ilt. In dem Fall hat die an sich irrelevante Konstante </text:span><text:span text:style-name="T18">φ</text:span><text:span text:style-name="T9">0</text:span><text:span text:style-name="T14"> die Bedeutung des Mittelwertes von </text:span><text:span text:style-name="T18">φ</text:span><text:span text:style-name="T14"> auf der geschlossenen Oberfläche </text:span><text:span text:style-name="T16">S</text:span><text:span text:style-name="T14">(</text:span><text:span text:style-name="T16">V</text:span><text:span text:style-name="T14">):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man erhält als formale Lösung für das skalare Potential:</text:span></text:p>
          </draw:text-box>
        </draw:frame>
        <draw:frame draw:style-name="gr2" draw:text-style-name="P1" draw:layer="layout" svg:width="4.745cm" svg:height="1.997cm" svg:x="4.077cm" svg:y="5.2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1" draw:layer="layout" svg:width="12.136cm" svg:height="2.437cm" svg:x="7.931cm" svg:y="6.331cm">
          <text:p/>
          <draw:object xlink:href="../f%20der%20Green'schen%20Funktion%20bei%20Neumann-Randbedingungen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1" draw:layer="layout" svg:width="13.187cm" svg:height="2.327cm" svg:x="7.406cm" svg:y="9.936cm">
          <text:p/>
          <draw:object xlink:href="../Bedingung%20für%20die%20Green'sche%20Funktion%20bei%20Neumann-Randbedingunge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1" draw:layer="layout" svg:width="7.589cm" svg:height="2.302cm" svg:x="17.305cm" svg:y="13.248cm">
          <text:p/>
          <draw:object xlink:href="../phi_0%20als%20Mittelwert%20von%20phi%20auf%20der%20geschlossenen%20Oberfläche%20S(V)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1" draw:layer="layout" svg:width="21.014cm" svg:height="2.107cm" svg:x="3.492cm" svg:y="16.946cm">
          <text:p/>
          <draw:object xlink:href="../Skalares%20Potential%20der%20Green'schen%20Funktion%20bei%20Neumann-Randbedingungen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9.019cm" svg:x="1.4cm" svg:y="-1.918cm" presentation:class="title" presentation:user-transformed="true">
          <draw:text-box>
            <text:p>Was ist für f(r,r') in der Green'schen Funktion zu fordern?<text:line-break/>Wie sieht die Realisierung der Green'schen Funktion aus?<text:line-break/>Wie sieht das elektrostatische Potential der Green'schen Funktion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5" draw:text-style-name="P6" draw:layer="layout" svg:width="25.199cm" svg:height="12.179cm" svg:x="1.4cm" svg:y="4.914cm" presentation:class="subtitle">
          <draw:text-box>
            <text:p text:style-name="P6">Man bestimmt die Green'sche Funktion</text:p>
            <text:p text:style-name="P6"/>
            <text:p text:style-name="P6">d.h., das Potential einer Punktladung <text:span text:style-name="T1">q</text:span> = 1. Das eigentliche Problem liegt in der Festlegung der Funktion <text:span text:style-name="T1">f</text:span>(<text:span text:style-name="T3">r</text:span>,<text:span text:style-name="T3">r</text:span>'), die auf <text:span text:style-name="T1">S</text:span>(<text:span text:style-name="T1">V</text:span>) je nach Randbedingung</text:p>
            <text:p text:style-name="P6">oder </text:p>
            <text:p text:style-name="P6">erfüllen muß. Innerhalb des Raumbereichs <text:span text:style-name="T1">V</text:span> muß <text:span text:style-name="T1">f</text:span> die Laplace‑Gleichung erfüllen:</text:p>
          </draw:text-box>
        </draw:frame>
        <draw:frame presentation:style-name="pr4" draw:layer="layout" svg:width="25.199cm" svg:height="3.506cm" svg:x="1.4cm" svg:y="0.837cm" presentation:class="title">
          <draw:text-box>
            <text:p>Wie löst man das Randwertproblem mit der Green'schen Funktion?</text:p>
          </draw:text-box>
        </draw:frame>
        <draw:frame draw:style-name="gr2" draw:text-style-name="P1" draw:layer="layout" svg:width="12.64cm" svg:height="2.327cm" svg:x="7.679cm" svg:y="6.736cm">
          <text:p/>
          <draw:object xlink:href="../Green'sche%20Funktion%20in%20der%20Elektrostatik.odf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1" draw:layer="layout" svg:width="10.011cm" svg:height="1.168cm" svg:x="2.894cm" svg:y="12.015cm">
          <text:p/>
          <draw:object xlink:href="../Bedingung%20für%20die%20Green'schen%20Funktion%20bei%20Dirichlet-Randbedingungen.odf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1" draw:layer="layout" svg:width="13.187cm" svg:height="2.327cm" svg:x="14.806cm" svg:y="11.436cm">
          <text:p/>
          <draw:object xlink:href="../Bedingung%20für%20die%20Green'sche%20Funktion%20bei%20Neumann-Randbedingungen.odf" xlink:type="simple" xlink:show="embed" xlink:actuate="onLoad"/>
          <draw:image xlink:href="./ObjectReplacements/Object 67" xlink:type="simple" xlink:show="embed" xlink:actuate="onLoad"/>
        </draw:frame>
        <draw:frame draw:style-name="gr2" draw:text-style-name="P1" draw:layer="layout" svg:width="10.581cm" svg:height="1.168cm" svg:x="8.709cm" svg:y="16.615cm">
          <text:p/>
          <draw:object xlink:href="../Laplace-Gleichung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 text:style-name="P6"><text:span text:style-name="T1">f</text:span>(<text:span text:style-name="T3">r</text:span>,<text:span text:style-name="T3">r</text:span>') wird als Potential einer Ladungsverteilung außerhalb <text:span text:style-name="T1">V</text:span> angesehen, das zusammen mit dem Potential<text:tab/><text:tab/><text:tab/><text:tab/> <text:s text:c="2"/>der Punktladung <text:span text:style-name="T1">q </text:span>= 1 bei <text:span text:style-name="T3">r</text:span>' für die gegebenen Randbedingungen auf <text:span text:style-name="T1">S</text:span>(<text:span text:style-name="T1">V</text:span>) sorgt.</text:p>
            <text:p text:style-name="P8">Man bringt also außerhalb von <text:span text:style-name="T1">V</text:span> an von der Geometrie des Problems abhängenden Stellen fiktive Ladungen, so genannte <text:span text:style-name="T1">Bildladungen</text:span>, an, durch welche die geforderten Randbedingungen erfüllt werden. Da diese außerhalb von <text:span text:style-name="T1">V</text:span> liegen, stören sie die Poisson‑Gleichung innerhalb von <text:span text:style-name="T1">V</text:span> nicht.</text:p>
          </draw:text-box>
        </draw:frame>
        <draw:frame draw:style-name="gr2" draw:text-style-name="P1" draw:layer="layout" svg:width="5.019cm" svg:height="2.327cm" svg:x="13.39cm" svg:y="7.236cm">
          <text:p/>
          <draw:object xlink:href="../Potential%20der%20Punktladung%20q=1%20bei%20r'%20in%20der%20Green'schen%20Funk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influenzierte Ladungsdichte ist die Ladungsdichte, welche die Bildladung stellt. Integriert man über die gesamte Oberfläche erhält man also genau die Bildlad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7">Was ist eine Bildkraft? Wie groß ist diese für eine Punktladung </text:span><text:span text:style-name="T38">q</text:span><text:span text:style-name="T37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von der Punktladung <text:span text:style-name="T1">q</text:span> in der Metallplatte influenzierte Flächenladung σ wird auf die Punktladung selbst eine Kraft ausgeübt.</text:p>
            <text:p><text:span text:style-name="T39">F</text:span> entspricht der Coulomb-Kraft, welche die fiktive Bildladung <text:span text:style-name="T1">q</text:span><text:span text:style-name="T4">B</text:span> bei <text:span text:style-name="T3">r</text:span>'<text:span text:style-name="T4">B</text:span> auf die Ladung <text:span text:style-name="T1">q</text:span> bei <text:span text:style-name="T3">r</text:span>' ausüben würde. Sie wirkt stets anziehend.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40">Eine Punktladung </text:span><text:span text:style-name="T41">q</text:span><text:span text:style-name="T40"> befinde sich im Abstand </text:span><text:span text:style-name="T41">r</text:span><text:span text:style-name="T40"> vom Mittelpunkt einer geerdeten Metallkugel vom Radius R (</text:span><text:span text:style-name="T41">r</text:span><text:span text:style-name="T40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lächenladungsdichte <text:span text:style-name="T18">σ</text:span><text:span text:style-name="T14"> erhält man für die Flächenladung:</text:span></text:p>
            <text:p><text:span text:style-name="T14"/></text:p>
            <text:p><text:span text:style-name="T14"/></text:p>
            <text:p/>
            <text:p>Die Bildkraft entspricht der normalen Coulomb-Kraft zwischen Ladung und Bildladung:</text:p>
            <text:p/>
            <text:p/>
            <text:p>Die Bildkraft ist stets anziehend.</text:p>
          </draw:text-box>
        </draw:frame>
        <draw:frame draw:style-name="gr2" draw:text-style-name="P1" draw:layer="layout" svg:width="8.031cm" svg:height="2.564cm" svg:x="9.984cm" svg:y="12.217cm">
          <text:p/>
          <draw:object xlink:href="../Bildkraft%20vor%20einer%20geerdeten%20metallischen%20Kugel.odf" xlink:type="simple" xlink:show="embed" xlink:actuate="onLoad"/>
          <draw:image xlink:href="./ObjectReplacements/Object 70" xlink:type="simple" xlink:show="embed" xlink:actuate="onLoad"/>
        </draw:frame>
        <draw:frame draw:style-name="gr2" draw:text-style-name="P1" draw:layer="layout" svg:width="9.738cm" svg:height="2.302cm" svg:x="9.13cm" svg:y="7.548cm">
          <text:p/>
          <draw:object xlink:href="../Flächenladung%20einer%20geerdeten%20metallischen%20Kugel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as Symbol für die Flächenladungsdichte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 kleines sigma ( <text:span text:style-name="T18">σ</text:span><text:span text:style-name="T8"> </text:span><text:span text:style-name="T14">). Integriert man über die gesamte Fläche </text:span><text:span text:style-name="T18">σ</text:span><text:span text:style-name="T14"> d</text:span><text:span text:style-name="T16">f</text:span><text:span text:style-name="T24"> erhält man die Flächenladung </text:span><text:span text:style-name="T16">q</text:span><text:span text:style-name="T2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orthonormal?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/>
            <text:p/>
            <text:p>Für <text:span text:style-name="T1">U</text:span><text:span text:style-name="T7">n</text:span>(<text:span text:style-name="T1">x</text:span>), <text:span text:style-name="T1">n</text:span> = 1,2,3... : reelle oder komplexe, quadratintegrable Funktionen auf dem Intervall [<text:span text:style-name="T1">a</text:span>,<text:span text:style-name="T1">b</text:span>]</text:p>
          </draw:text-box>
        </draw:frame>
        <draw:frame draw:style-name="gr2" draw:text-style-name="P1" draw:layer="layout" svg:width="8.959cm" svg:height="2.51cm" svg:x="9.52cm" svg:y="8.444cm">
          <text:p/>
          <draw:object xlink:href="../Orthonormalität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spricht man von Konvergenz im Mittel? Wann tritt dies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Falls</text:p>
            <text:p/>
            <text:p/>
            <text:p>Dies ist bei vollständigen Funktionensystemen der Fall</text:p>
          </draw:text-box>
        </draw:frame>
        <draw:frame draw:style-name="gr2" draw:text-style-name="P1" draw:layer="layout" svg:width="10.471cm" svg:height="2.51cm" svg:x="8.764cm" svg:y="9.544cm">
          <text:p/>
          <draw:object xlink:href="../Konvergenz%20im%20Mittel.odf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text-style-name="P6" draw:layer="layout" svg:width="25.199cm" svg:height="12.179cm" svg:x="1.4cm" svg:y="6.415cm" presentation:class="subtitle" presentation:user-transformed="true">
          <draw:text-box>
            <text:p text:style-name="P6">Es sei <text:span text:style-name="T1">f</text:span>(<text:span text:style-name="T1">x</text:span>) eine quadratintegrable Funktion und<text:tab/><text:tab/><text:tab/><text:tab/></text:p>
            <text:p text:style-name="P6">Gesucht werden die <text:span text:style-name="T1">c</text:span><text:span text:style-name="T7">n</text:span>, mit denen <text:span text:style-name="T1">f</text:span><text:span text:style-name="T7">N</text:span>(<text:span text:style-name="T1">x</text:span>) die vorgegebene Funktion <text:span text:style-name="T1">f</text:span>(<text:span text:style-name="T1">x</text:span>) möglichst gut approximiert, also dass<text:tab/><text:tab/><text:tab/><text:tab/><text:tab/><text:tab/><text:tab/><text:tab/><text:tab/></text:p>
            <text:p text:style-name="P6">Man findet für <text:span text:style-name="T1">c</text:span><text:span text:style-name="T7">n</text:span>:<text:tab/><text:tab/><text:tab/><text:tab/><text:tab/><text:tab/><text:tab/></text:p>
            <text:p text:style-name="P6">Ein orthonormales Funktionensystem <text:span text:style-name="T1">U</text:span><text:span text:style-name="T7">n</text:span>(<text:span text:style-name="T1">x</text:span>), <text:span text:style-name="T1">n</text:span> = 1,2,3... heißt <text:span text:style-name="T6">vollständig</text:span>, falls für <text:span text:style-name="T6">jede</text:span> quadratintegrable Funktion <text:span text:style-name="T1">f</text:span>(<text:span text:style-name="T1">x</text:span>) die Reihe <text:span text:style-name="T1">f</text:span><text:span text:style-name="T7">N</text:span>(<text:span text:style-name="T1">x</text:span>) im Mittel gegen <text:span text:style-name="T1">f</text:span>(<text:span text:style-name="T1">x</text:span>) konvergiert, sodass<text:tab/><text:tab/><text:tab/><text:tab/><text:tab/><text:tab/>mit <text:span text:style-name="T1">c</text:span><text:span text:style-name="T7">n</text:span> gilt.</text:p>
          </draw:text-box>
        </draw:frame>
        <draw:frame draw:style-name="gr2" draw:text-style-name="P1" draw:layer="layout" svg:width="7.361cm" svg:height="2.396cm" svg:x="20.119cm" svg:y="5.901cm">
          <text:p/>
          <draw:object xlink:href="../f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1" draw:layer="layout" svg:width="11.891cm" svg:height="2.51cm" svg:x="14.954cm" svg:y="9.244cm">
          <text:p/>
          <draw:object xlink:href="../Approximation%20von%20f%20durch%20fN.odf" xlink:type="simple" xlink:show="embed" xlink:actuate="onLoad"/>
          <draw:image xlink:href="./ObjectReplacements/Object 75" xlink:type="simple" xlink:show="embed" xlink:actuate="onLoad"/>
        </draw:frame>
        <draw:frame draw:style-name="gr2" draw:text-style-name="P1" draw:layer="layout" svg:width="8.385cm" svg:height="2.51cm" svg:x="13.907cm" svg:y="10.944cm">
          <text:p/>
          <draw:object xlink:href="../Koeffizienten%20cn.odf" xlink:type="simple" xlink:show="embed" xlink:actuate="onLoad"/>
          <draw:image xlink:href="./ObjectReplacements/Object 76" xlink:type="simple" xlink:show="embed" xlink:actuate="onLoad"/>
        </draw:frame>
        <draw:frame draw:style-name="gr2" draw:text-style-name="P1" draw:layer="layout" svg:width="6.984cm" svg:height="2.032cm" svg:x="13.907cm" svg:y="16.833cm">
          <text:p/>
          <draw:object xlink:href="../Vollständigkeitsbedingung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0.165cm" svg:height="2.032cm" svg:x="8.917cm" svg:y="9.483cm">
          <text:p/>
          <draw:object xlink:href="../Vollständigkeitsrelation.odf" xlink:type="simple" xlink:show="embed" xlink:actuate="onLoad"/>
          <draw:image xlink:href="./ObjectReplacements/Object 7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5.009cm" svg:x="1.4cm" svg:y="5.2cm" presentation:class="subtitle" presentation:user-transformed="true">
          <draw:text-box>
            <text:p>Das Funktionensystem:<text:tab/><text:tab/><text:tab/><text:tab/><text:tab/><text:tab/><text:tab/><text:tab/><text:tab/><text:tab/><text:tab/><text:tab/><text:tab/><text:tab/> </text:p>
            <text:p/>
            <text:p/>
            <text:p/>
            <text:p/>
            <text:p>Jede in [-<text:span text:style-name="T1">x</text:span><text:span text:style-name="T4">0</text:span>,<text:span text:style-name="T1">x</text:span><text:span text:style-name="T4">0</text:span>] quadratintegrable Funktion <text:span text:style-name="T1">f</text:span>(<text:span text:style-name="T1">x</text:span>) lässt sich nach diesem entwickeln:</text:p>
            <text:p/>
            <text:p/>
            <text:p/>
            <text:p>Und die Kugelflächenfunktionen</text:p>
            <text:p><text:span text:style-name="T1">Y</text:span><text:span text:style-name="T7">lm</text:span>(<text:span text:style-name="T18">θ</text:span><text:span text:style-name="T8">,</text:span><text:span text:style-name="T18">φ</text:span><text:span text:style-name="T8">) ;</text:span><text:span text:style-name="T8"><text:tab/></text:span><text:span text:style-name="T18">l</text:span><text:span text:style-name="T8"> = 0,1,2,... ,</text:span><text:span text:style-name="T8"><text:tab/></text:span><text:span text:style-name="T18">m</text:span><text:span text:style-name="T8"> = -</text:span><text:span text:style-name="T18">l</text:span><text:span text:style-name="T8">,-</text:span><text:span text:style-name="T18">l</text:span><text:span text:style-name="T8">+1,…,</text:span><text:span text:style-name="T18">l</text:span><text:span text:style-name="T8">-1,</text:span><text:span text:style-name="T18">l</text:span><text:span text:style-name="T26"> ,</text:span></text:p>
            <text:p>die Eigenfunktionen der Operatoren <text:span text:style-name="T8">Δ</text:span><text:span text:style-name="T42">θ</text:span><text:span text:style-name="T43">,</text:span><text:span text:style-name="T42">φ</text:span> und<text:tab/><text:tab/> des Laplace-Operators in Kugelkoordinaten</text:p>
          </draw:text-box>
        </draw:frame>
        <draw:frame draw:style-name="gr2" draw:text-style-name="P1" draw:layer="layout" svg:width="1.869cm" svg:height="1.646cm" svg:x="18.665cm" svg:y="17.776cm">
          <text:p/>
          <draw:object xlink:href="../Operator%202.odf" xlink:type="simple" xlink:show="embed" xlink:actuate="onLoad"/>
          <draw:image xlink:href="./ObjectReplacements/Object 79" xlink:type="simple" xlink:show="embed" xlink:actuate="onLoad"/>
        </draw:frame>
        <draw:frame draw:style-name="gr2" draw:text-style-name="P1" draw:layer="layout" svg:width="18.089cm" svg:height="4.85cm" svg:x="9.455cm" svg:y="5.174cm">
          <text:p/>
          <draw:object xlink:href="../Funktion%201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1" draw:layer="layout" svg:width="16.892cm" svg:height="2.829cm" svg:x="5.553cm" svg:y="12.685cm">
          <text:p/>
          <draw:object xlink:href="../Fourier-Reihe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Laplace-Operator in Kugelkoordinaten?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4.236cm" svg:height="5.705cm" svg:x="6.881cm" svg:y="7.647cm">
          <text:p/>
          <draw:object xlink:href="../Laplace-Operator%20in%20Kugelkoordinaten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><text:span text:style-name="T44">Wie lauten die Eigenfunktionen der Operatoren Δ</text:span><text:span text:style-name="T45">ϑ</text:span><text:span text:style-name="T46">,</text:span><text:span text:style-name="T45">φ</text:span><text:span text:style-name="T44"> und</text:span><text:span text:style-name="T44"><text:tab/></text:span><text:span text:style-name="T44"><text:tab/></text:span><text:span text:style-name="T44"><text:tab/></text:span><text:span text:style-name="T44">des Laplace-Operators in Kugelkoordinaten?</text:span>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.801cm" svg:height="1.646cm" svg:x="3.699cm" svg:y="2.726cm">
          <text:p/>
          <draw:object xlink:href="../Operator%202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1" draw:layer="layout" svg:width="12.771cm" svg:height="3.931cm" svg:x="7.614cm" svg:y="8.534cm">
          <text:p/>
          <draw:object xlink:href="../Eigenfunktionen%20der%20Operatoren%20DELTA%20theta,%20phi%20und%20i%20partial--partial%20phi%20des%20Laplace-Operators%20in%20Kugelkoordinaten.odf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397cm" svg:x="1.4cm" svg:y="5.805cm" presentation:class="subtitle" presentation:user-transformed="true">
          <draw:text-box>
            <text:p><text:span text:style-name="T26">Eine Lösungsmethode für die Poisson-Gleichung, die eine lineare, partielle, inhomogene Differenzialgleichung zweiter Ordnung für ein Gebiet darstellt, auf dessen Rand gewisse Bedingungen vorgeschrieben sind:</text:span></text:p>
            <text:p><text:span text:style-name="T26"/></text:p>
            <text:p><text:span text:style-name="T26"/></text:p>
            <text:p><text:span text:style-name="T18">φ</text:span>(<text:span text:style-name="T3">r</text:span>) wird geschrieben als eine Kombination (z.B. Produkt) von Funktionen, die nur von einer unabhängigen Koordinaten (Variablen) abhängen, z.B. <text:span text:style-name="T18">φ</text:span>(<text:span text:style-name="T3">r</text:span>) = <text:span text:style-name="T1">f</text:span>(<text:span text:style-name="T1">x</text:span>)<text:span text:style-name="T1">g</text:span>(<text:span text:style-name="T1">y</text:span>)<text:span text:style-name="T1">h</text:span>(<text:span text:style-name="T1">z</text:span>).</text:p>
            <text:p>Man versucht damit zu erreichen, dass die partielle in mehrere gewöhnliche Differenzialgleichungen zerfällt, die sich in der Regel einfacher lösen lassen.</text:p>
          </draw:text-box>
        </draw:frame>
        <draw:frame draw:style-name="gr2" draw:text-style-name="P1" draw:layer="layout" svg:width="6.763cm" svg:height="1.954cm" svg:x="10.618cm" svg:y="9.822cm">
          <text:p/>
          <draw:object xlink:href="../Poisson-Gleichung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7.408cm" svg:height="2.396cm" svg:x="5.295cm" svg:y="9.301cm">
          <text:p/>
          <draw:object xlink:href="../Allgemeine%20Gestalt%20des%20Potentials%20PHI%20in%20Kugelflächenfunktionen%20mit%20Radialgleichung.odf" xlink:type="simple" xlink:show="embed" xlink:actuate="onLoad"/>
          <draw:image xlink:href="./ObjectReplacements/Object 86" xlink:type="simple" xlink:show="embed" xlink:actuate="onLoad"/>
        </draw:frame>
        <draw:frame draw:style-name="gr2" draw:text-style-name="P1" draw:layer="layout" svg:width="6.183cm" svg:height="1.033cm" svg:x="10.908cm" svg:y="6.983cm">
          <text:p/>
          <draw:object xlink:href="../Laplace-Gleichung%20in%20Kugelkoordinaten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11" draw:layer="layout" svg:width="25.199cm" svg:height="3.506cm" svg:x="1.4cm" svg:y="0.841cm" presentation:class="title" presentation:user-transformed="true">
          <draw:text-box>
            <text:p><text:span text:style-name="T47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an entwickelt die vorgegebene Flächenladungsdichte <text:span text:style-name="T18">σ</text:span><text:span text:style-name="T8">(</text:span><text:span text:style-name="T18">θ</text:span><text:span text:style-name="T14">) nach den</text:span> Legendre-Polynomen <text:span text:style-name="T1">P</text:span><text:span text:style-name="T7">l</text:span>(cos <text:span text:style-name="T18">θ</text:span><text:span text:style-name="T14">):</text:span></text:p>
            <text:p/>
            <text:p/>
            <text:p>Sie entsprechen den m=0 – Kugelflächenfunktionen:</text:p>
          </draw:text-box>
        </draw:frame>
        <draw:frame draw:style-name="gr2" draw:text-style-name="P1" draw:layer="layout" svg:width="16.612cm" svg:height="2.032cm" svg:x="5.693cm" svg:y="14.083cm">
          <text:p/>
          <draw:object xlink:href="../Allgemeine%20Gestalt%20des%20Potentials%20PHI%20in%20Kugelflächenfunktionen%20mit%20Radialgleichung%20unter%20Berücksichtigung%20azimutaler%20Symmetrie.odf" xlink:type="simple" xlink:show="embed" xlink:actuate="onLoad"/>
          <draw:image xlink:href="./ObjectReplacements/Object 87" xlink:type="simple" xlink:show="embed" xlink:actuate="onLoad"/>
        </draw:frame>
        <draw:frame draw:style-name="gr2" draw:text-style-name="P1" draw:layer="layout" svg:width="11.117cm" svg:height="2.032cm" svg:x="8.441cm" svg:y="10.583cm">
          <text:p/>
          <draw:object xlink:href="../Entwicklung%20der%20Flächenladungsdichte%20sigma(theta)%20nach%20den%20Legendre-Polynomen.odf" xlink:type="simple" xlink:show="embed" xlink:actuate="onLoad"/>
          <draw:image xlink:href="./ObjectReplacements/Object 8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17:37:05.494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90"/>
  </office:meta>
</office:document-meta>
</file>